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4pt" fo:font-weight="bold" officeooo:rsid="000a9cdf" officeooo:paragraph-rsid="000a9cdf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a9cdf" officeooo:paragraph-rsid="000a9cdf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T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33b3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4" style:family="text">
      <style:text-properties fo:color="#0033b3" loext:opacity="100%" style:font-name="JetBrains Mono" fo:font-size="13pt" fo:font-style="normal" fo:font-weight="normal" style:font-size-asian="13pt" style:font-style-asian="normal" style:font-weight-asian="normal"/>
    </style:style>
    <style:style style:name="T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627a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627a" loext:opacity="100%" style:font-name="JetBrains Mono" fo:font-size="13pt" fo:font-style="normal" fo:font-weight="normal" style:font-size-asian="13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80808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080808" loext:opacity="100%" style:font-name="JetBrains Mono" fo:font-size="13pt" fo:font-style="normal" fo:font-weight="normal" style:font-size-asian="13pt" style:font-style-asian="normal" style:font-weight-asian="normal"/>
    </style:style>
    <style:style style:name="T1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loext:opacity="100%" style:font-name="JetBrains Mono" fo:font-size="11.5pt" fo:font-style="normal" fo:font-weight="normal" style:font-size-asian="11.5pt" style:font-style-asian="normal" style:font-weight-asian="normal"/>
    </style:style>
    <style:style style:name="T14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style:font-name="JetBrains Mono" fo:font-size="13pt" fo:font-style="normal" fo:font-weight="normal" style:font-size-asian="13pt" style:font-style-asian="normal" style:font-weight-asian="normal"/>
    </style:style>
    <style:style style:name="T16" style:family="text">
      <style:text-properties fo:color="#1750eb" loext:opacity="100%" style:font-name="JetBrains Mono" fo:font-size="12pt" fo:font-style="normal" fo:font-weight="normal" style:font-size-asian="12pt" style:font-style-asian="normal" style:font-weight-asian="normal"/>
    </style:style>
    <style:style style:name="T17" style:family="text">
      <style:text-properties fo:color="#1750eb" loext:opacity="100%" style:font-name="JetBrains Mono" fo:font-size="13pt" fo:font-style="normal" fo:font-weight="normal" style:font-size-asian="13pt" style:font-style-asian="normal" style:font-weight-asian="normal"/>
    </style:style>
    <style:style style:name="T18" style:family="text">
      <style:text-properties fo:color="#067d17" loext:opacity="100%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067d17" loext:opacity="100%" style:font-name="JetBrains Mono" fo:font-size="13pt" fo:font-style="normal" fo:font-weight="normal" style:font-size-asian="13pt" style:font-style-asian="normal" style:font-weight-asian="normal"/>
    </style:style>
    <style:style style:name="T20" style:family="text">
      <style:text-properties fo:color="#b200b2" loext:opacity="100%" style:font-name="JetBrains Mono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94558d" loext:opacity="100%"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94558d" loext:opacity="100%" style:font-name="JetBrains Mono" fo:font-size="13pt" fo:font-style="normal" fo:font-weight="normal" style:font-size-asian="13pt" style:font-style-asian="normal" style:font-weight-asian="normal"/>
    </style:style>
    <style:style style:name="T23" style:family="text">
      <style:text-properties fo:color="#000080" loext:opacity="100%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0037a6" loext:opacity="100%" style:font-name="JetBrains Mono" fo:font-size="12pt" fo:font-style="normal" fo:font-weight="normal" style:font-size-asian="12pt" style:font-style-asian="normal" style:font-weight-asian="normal"/>
    </style:style>
    <style:style style:name="T25" style:family="text">
      <style:text-properties fo:color="#660099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кст программы</text:p>
      <text:p text:style-name="P1"/>
      <text:p text:style-name="P4">bindings.py:</text:p>
      <text:p text:style-name="P5" loext:marker-style-name="T12"><text:span text:style-name="T1">def </text:span><text:span text:style-name="T5">get_one_to_many_bindings</text:span><text:span text:style-name="T8">(files, filedirs):<text:line-break/> <text:s text:c="3"/></text:span><text:span text:style-name="T1">return </text:span><text:span text:style-name="T8">[(</text:span><text:span text:style-name="T12">f</text:span><text:span text:style-name="T8">.name, </text:span><text:span text:style-name="T12">f</text:span><text:span text:style-name="T8">.size, </text:span><text:span text:style-name="T12">fd</text:span><text:span text:style-name="T8">.path) </text:span><text:span text:style-name="T1">for </text:span><text:span text:style-name="T8">f </text:span><text:span text:style-name="T1">in </text:span><text:span text:style-name="T8">files </text:span><text:span text:style-name="T1">for </text:span><text:span text:style-name="T8">fd </text:span><text:span text:style-name="T1">in </text:span><text:span text:style-name="T8">filedirs </text:span><text:span text:style-name="T1">if </text:span><text:span text:style-name="T12">f</text:span><text:span text:style-name="T8">.filedir_id == </text:span><text:span text:style-name="T12">fd</text:span><text:span text:style-name="T8">.id]<text:line-break/><text:line-break/><text:line-break/></text:span><text:span text:style-name="T1">def </text:span><text:span text:style-name="T5">get_many_to_many_bindings</text:span><text:span text:style-name="T8">(files, filedirs, filefiledirs):<text:line-break/> <text:s text:c="3"/></text:span><text:span text:style-name="T12">many_to_many_temp </text:span><text:span text:style-name="T8">= [(</text:span><text:span text:style-name="T12">fd</text:span><text:span text:style-name="T8">.path, </text:span><text:span text:style-name="T12">ffd</text:span><text:span text:style-name="T8">.file_directory_id, </text:span><text:span text:style-name="T12">ffd</text:span><text:span text:style-name="T8">.file_id)<text:line-break/> <text:s text:c="24"/></text:span><text:span text:style-name="T1">for </text:span><text:span text:style-name="T8">fd </text:span><text:span text:style-name="T1">in </text:span><text:span text:style-name="T8">filedirs<text:line-break/> <text:s text:c="24"/></text:span><text:span text:style-name="T1">for </text:span><text:span text:style-name="T8">ffd </text:span><text:span text:style-name="T1">in </text:span><text:span text:style-name="T8">filefiledirs<text:line-break/> <text:s text:c="24"/></text:span><text:span text:style-name="T1">if </text:span><text:span text:style-name="T12">fd</text:span><text:span text:style-name="T8">.id == </text:span><text:span text:style-name="T12">ffd</text:span><text:span text:style-name="T8">.file_directory_id]<text:line-break/><text:line-break/> <text:s text:c="3"/></text:span><text:span text:style-name="T12">many_to_many </text:span><text:span text:style-name="T8">= [(</text:span><text:span text:style-name="T12">f</text:span><text:span text:style-name="T8">.name, </text:span><text:span text:style-name="T12">fd_path</text:span><text:span text:style-name="T8">)<text:line-break/> <text:s text:c="19"/></text:span><text:span text:style-name="T1">for </text:span><text:span text:style-name="T8">fd_path, fd_id, f_id </text:span><text:span text:style-name="T1">in </text:span><text:span text:style-name="T12">many_to_many_temp<text:line-break/> <text:s text:c="19"/></text:span><text:span text:style-name="T1">for </text:span><text:span text:style-name="T8">f </text:span><text:span text:style-name="T1">in </text:span><text:span text:style-name="T8">files </text:span><text:span text:style-name="T1">if </text:span><text:span text:style-name="T12">f</text:span><text:span text:style-name="T8">.id == </text:span><text:span text:style-name="T12">f_id</text:span><text:span text:style-name="T8">]<text:line-break/><text:line-break/> <text:s text:c="3"/></text:span><text:span text:style-name="T1">return </text:span><text:span text:style-name="T12">many_to_many</text:span></text:p>
      <text:p text:style-name="P4"/>
      <text:p text:style-name="P4"/>
      <text:p text:style-name="P4">data.py:</text:p>
      <text:p text:style-name="P4"/>
      <text:p text:style-name="P5" loext:marker-style-name="T9"><text:span text:style-name="T2">from </text:span><text:span text:style-name="T9">entities </text:span><text:span text:style-name="T2">import </text:span><text:span text:style-name="T9">File, FileDirectory, FileFileDirectory<text:line-break/></text:span><text:span text:style-name="T2">from </text:span><text:span text:style-name="T9">datetime </text:span><text:span text:style-name="T2">import </text:span><text:span text:style-name="T9">date<text:line-break/><text:line-break/><text:line-break/>filedirs = [FileDirectory(</text:span><text:span text:style-name="T16">1</text:span><text:span text:style-name="T9">, </text:span><text:span text:style-name="T18">'/root/PyCharm Projects/lab1'</text:span><text:span text:style-name="T9">),<text:line-break/> <text:s text:c="11"/>FileDirectory(</text:span><text:span text:style-name="T16">2</text:span><text:span text:style-name="T9">, </text:span><text:span text:style-name="T18">'/root/PyCharm Projects/lab2'</text:span><text:span text:style-name="T9">),<text:line-break/> <text:s text:c="11"/>FileDirectory(</text:span><text:span text:style-name="T16">3</text:span><text:span text:style-name="T9">, </text:span><text:span text:style-name="T18">'/root/PyCharm Projects/lab3'</text:span><text:span text:style-name="T9">),<text:line-break/> <text:s text:c="11"/>FileDirectory(</text:span><text:span text:style-name="T16">4</text:span><text:span text:style-name="T9">, </text:span><text:span text:style-name="T18">'/root/Desktop/'</text:span><text:span text:style-name="T9">)]<text:line-break/><text:line-break/>files = [File(</text:span><text:span text:style-name="T16">1</text:span><text:span text:style-name="T9">, </text:span><text:span text:style-name="T18">'lab2.py'</text:span><text:span text:style-name="T9">, date(</text:span><text:span text:style-name="T16">2023</text:span><text:span text:style-name="T9">, </text:span><text:span text:style-name="T16">9</text:span><text:span text:style-name="T9">, </text:span><text:span text:style-name="T16">23</text:span><text:span text:style-name="T9">), date(</text:span><text:span text:style-name="T16">2023</text:span><text:span text:style-name="T9">, </text:span><text:span text:style-name="T16">9</text:span><text:span text:style-name="T9">, </text:span><text:span text:style-name="T16">23</text:span><text:span text:style-name="T9">), </text:span><text:span text:style-name="T18">'rasulov1337'</text:span><text:span text:style-name="T9">, </text:span><text:span text:style-name="T16">1024</text:span><text:span text:style-name="T9">, </text:span><text:span text:style-name="T16">2</text:span><text:span text:style-name="T9">),<text:line-break/> <text:s text:c="8"/>File(</text:span><text:span text:style-name="T16">2</text:span><text:span text:style-name="T9">, </text:span><text:span text:style-name="T18">'lab1.py'</text:span><text:span text:style-name="T9">, date(</text:span><text:span text:style-name="T16">2023</text:span><text:span text:style-name="T9">, </text:span><text:span text:style-name="T16">10</text:span><text:span text:style-name="T9">, </text:span><text:span text:style-name="T16">19</text:span><text:span text:style-name="T9">), date(</text:span><text:span text:style-name="T16">2023</text:span><text:span text:style-name="T9">, </text:span><text:span text:style-name="T16">10</text:span><text:span text:style-name="T9">, </text:span><text:span text:style-name="T16">19</text:span><text:span text:style-name="T9">), </text:span><text:span text:style-name="T18">'rasulov1337'</text:span><text:span text:style-name="T9">, </text:span><text:span text:style-name="T16">10</text:span><text:span text:style-name="T9">, </text:span><text:span text:style-name="T16">1</text:span><text:span text:style-name="T9">),<text:line-break/> <text:s text:c="8"/>File(</text:span><text:span text:style-name="T16">3</text:span><text:span text:style-name="T9">, </text:span><text:span text:style-name="T18">'readme.txt'</text:span><text:span text:style-name="T9">, date(</text:span><text:span text:style-name="T16">2023</text:span><text:span text:style-name="T9">, </text:span><text:span text:style-name="T16">10</text:span><text:span text:style-name="T9">, </text:span><text:span text:style-name="T16">1</text:span><text:span text:style-name="T9">), date(</text:span><text:span text:style-name="T16">2023</text:span><text:span text:style-name="T9">, </text:span><text:span text:style-name="T16">10</text:span><text:span text:style-name="T9">, </text:span><text:span text:style-name="T16">15</text:span><text:span text:style-name="T9">), </text:span><text:span text:style-name="T18">'root'</text:span><text:span text:style-name="T9">, </text:span><text:span text:style-name="T16">10</text:span><text:span text:style-name="T9">, </text:span><text:span text:style-name="T16">3</text:span><text:span text:style-name="T9">),<text:line-break/> <text:s text:c="8"/>File(</text:span><text:span text:style-name="T16">4</text:span><text:span text:style-name="T9">, </text:span><text:span text:style-name="T18">'.gitignore'</text:span><text:span text:style-name="T9">, date(</text:span><text:span text:style-name="T16">2023</text:span><text:span text:style-name="T9">, </text:span><text:span text:style-name="T16">10</text:span><text:span text:style-name="T9">, </text:span><text:span text:style-name="T16">24</text:span><text:span text:style-name="T9">), date(</text:span><text:span text:style-name="T16">2023</text:span><text:span text:style-name="T9">, </text:span><text:span text:style-name="T16">10</text:span><text:span text:style-name="T9">, </text:span><text:span text:style-name="T16">24</text:span><text:span text:style-name="T9">), </text:span><text:span text:style-name="T18">'adam'</text:span><text:span text:style-name="T9">, </text:span><text:span text:style-name="T16">1</text:span><text:span text:style-name="T9">, </text:span><text:span text:style-name="T16">1</text:span><text:span text:style-name="T9">),<text:line-break/> <text:s text:c="8"/>File(</text:span><text:span text:style-name="T16">5</text:span><text:span text:style-name="T9">, </text:span><text:span text:style-name="T18">'main.py'</text:span><text:span text:style-name="T9">, date(</text:span><text:span text:style-name="T16">2023</text:span><text:span text:style-name="T9">, </text:span><text:span text:style-name="T16">10</text:span><text:span text:style-name="T9">, </text:span><text:span text:style-name="T16">19</text:span><text:span text:style-name="T9">), date(</text:span><text:span text:style-name="T16">2023</text:span><text:span text:style-name="T9">, </text:span><text:span text:style-name="T16">10</text:span><text:span text:style-name="T9">, </text:span><text:span text:style-name="T16">19</text:span><text:span text:style-name="T9">), </text:span><text:span text:style-name="T18">'rasulov1337'</text:span><text:span text:style-name="T9">, </text:span><text:span text:style-name="T16">1</text:span><text:span text:style-name="T9">, </text:span><text:span text:style-name="T16">2</text:span><text:span text:style-name="T9">),<text:line-break/> <text:s text:c="8"/>File(</text:span><text:span text:style-name="T16">6</text:span><text:span text:style-name="T9">, </text:span><text:span text:style-name="T18">'wallpaper.png'</text:span><text:span text:style-name="T9">, date(</text:span><text:span text:style-name="T16">2023</text:span><text:span text:style-name="T9">, </text:span><text:span text:style-name="T16">10</text:span><text:span text:style-name="T9">, </text:span><text:span text:style-name="T16">20</text:span><text:span text:style-name="T9">), date(</text:span><text:span text:style-name="T16">2023</text:span><text:span text:style-name="T9">, </text:span><text:span text:style-name="T16">10</text:span><text:span text:style-name="T9">, </text:span><text:span text:style-name="T16">20</text:span><text:span text:style-name="T9">), </text:span><text:span text:style-name="T18">'root'</text:span><text:span text:style-name="T9">, </text:span><text:span text:style-name="T16">1024 </text:span><text:span text:style-name="T9">* </text:span><text:span text:style-name="T16">7</text:span><text:span text:style-name="T9">, </text:span><text:span text:style-name="T16">4</text:span><text:span text:style-name="T9">)]<text:line-break/><text:line-break/>filefiledirs = [FileFileDirectory(</text:span><text:span text:style-name="T16">2</text:span><text:span text:style-name="T9">, </text:span><text:span text:style-name="T16">1</text:span><text:span text:style-name="T9">),<text:line-break/> <text:s text:c="15"/>FileFileDirectory(</text:span><text:span text:style-name="T16">1</text:span><text:span text:style-name="T9">, </text:span><text:span text:style-name="T16">2</text:span><text:span text:style-name="T9">),<text:line-break/> <text:s text:c="15"/>FileFileDirectory(</text:span><text:span text:style-name="T16">3</text:span><text:span text:style-name="T9">, </text:span><text:span text:style-name="T16">3</text:span><text:span text:style-name="T9">),<text:line-break/> <text:s text:c="15"/>FileFileDirectory(</text:span><text:span text:style-name="T16">4</text:span><text:span text:style-name="T9">, </text:span><text:span text:style-name="T16">1</text:span><text:span text:style-name="T9">),<text:line-break/> <text:s text:c="15"/>FileFileDirectory(</text:span><text:span text:style-name="T16">4</text:span><text:span text:style-name="T9">, </text:span><text:span text:style-name="T16">2</text:span><text:span text:style-name="T9">),<text:line-break/> <text:s text:c="15"/>FileFileDirectory(</text:span><text:span text:style-name="T16">4</text:span><text:span text:style-name="T9">, </text:span><text:span text:style-name="T16">3</text:span><text:span text:style-name="T9">),<text:line-break/></text:span><text:soft-page-break/><text:span text:style-name="T9"> <text:s text:c="15"/>FileFileDirectory(</text:span><text:span text:style-name="T16">5</text:span><text:span text:style-name="T9">, </text:span><text:span text:style-name="T16">1</text:span><text:span text:style-name="T9">),<text:line-break/> <text:s text:c="15"/>FileFileDirectory(</text:span><text:span text:style-name="T16">6</text:span><text:span text:style-name="T9">, </text:span><text:span text:style-name="T16">4</text:span><text:span text:style-name="T9">)]</text:span></text:p>
      <text:p text:style-name="P4"/>
      <text:p text:style-name="P4">entities.py:</text:p>
      <text:p text:style-name="P5" loext:marker-style-name="T10"><text:span text:style-name="T3">class </text:span><text:span text:style-name="T13">File</text:span><text:span text:style-name="T10">:<text:line-break/> <text:s text:c="3"/></text:span><text:span text:style-name="T3">def </text:span><text:span text:style-name="T20">__init__</text:span><text:span text:style-name="T10">(</text:span><text:span text:style-name="T21">self</text:span><text:span text:style-name="T10">, id, name, creation_date, modification_date, author, size, filedir_id):<text:line-break/> <text:s text:c="7"/></text:span><text:span text:style-name="T21">self</text:span><text:span text:style-name="T10">.id = id<text:line-break/> <text:s text:c="7"/></text:span><text:span text:style-name="T21">self</text:span><text:span text:style-name="T10">.name = name<text:line-break/> <text:s text:c="7"/></text:span><text:span text:style-name="T21">self</text:span><text:span text:style-name="T10">.creation_date = creation_date<text:line-break/> <text:s text:c="7"/></text:span><text:span text:style-name="T21">self</text:span><text:span text:style-name="T10">.modification_date = modification_date<text:line-break/> <text:s text:c="7"/></text:span><text:span text:style-name="T21">self</text:span><text:span text:style-name="T10">.author = author<text:line-break/> <text:s text:c="7"/></text:span><text:span text:style-name="T21">self</text:span><text:span text:style-name="T10">.size = size<text:line-break/> <text:s text:c="7"/></text:span><text:span text:style-name="T21">self</text:span><text:span text:style-name="T10">.filedir_id = filedir_id<text:line-break/><text:line-break/> <text:s text:c="3"/></text:span><text:span text:style-name="T3">def </text:span><text:span text:style-name="T20">__repr__</text:span><text:span text:style-name="T10">(</text:span><text:span text:style-name="T21">self</text:span><text:span text:style-name="T10">):<text:line-break/> <text:s text:c="7"/></text:span><text:span text:style-name="T3">return </text:span><text:span text:style-name="T21">self</text:span><text:span text:style-name="T10">.name<text:line-break/><text:line-break/><text:line-break/></text:span><text:span text:style-name="T3">class </text:span><text:span text:style-name="T13">FileDirectory</text:span><text:span text:style-name="T10">:<text:line-break/> <text:s text:c="3"/></text:span><text:span text:style-name="T3">def </text:span><text:span text:style-name="T20">__init__</text:span><text:span text:style-name="T10">(</text:span><text:span text:style-name="T21">self</text:span><text:span text:style-name="T10">, id, path):<text:line-break/> <text:s text:c="7"/></text:span><text:span text:style-name="T21">self</text:span><text:span text:style-name="T10">.id = id<text:line-break/> <text:s text:c="7"/></text:span><text:span text:style-name="T21">self</text:span><text:span text:style-name="T10">.path = path<text:line-break/><text:line-break/> <text:s text:c="3"/></text:span><text:span text:style-name="T3">def </text:span><text:span text:style-name="T20">__repr__</text:span><text:span text:style-name="T10">(</text:span><text:span text:style-name="T21">self</text:span><text:span text:style-name="T10">):<text:line-break/> <text:s text:c="7"/></text:span><text:span text:style-name="T3">return </text:span><text:span text:style-name="T21">self</text:span><text:span text:style-name="T10">.path<text:line-break/><text:line-break/><text:line-break/></text:span><text:span text:style-name="T3">class </text:span><text:span text:style-name="T13">FileFileDirectory</text:span><text:span text:style-name="T10">:<text:line-break/> <text:s text:c="3"/></text:span><text:span text:style-name="T3">def </text:span><text:span text:style-name="T20">__init__</text:span><text:span text:style-name="T10">(</text:span><text:span text:style-name="T21">self</text:span><text:span text:style-name="T10">, file_id, file_directory_id):<text:line-break/> <text:s text:c="7"/></text:span><text:span text:style-name="T21">self</text:span><text:span text:style-name="T10">.file_id = file_id<text:line-break/> <text:s text:c="7"/></text:span><text:span text:style-name="T21">self</text:span><text:span text:style-name="T10">.file_directory_id = file_directory_id<text:line-break/></text:span></text:p>
      <text:p text:style-name="P4"/>
      <text:p text:style-name="P4">main.py:</text:p>
      <text:p text:style-name="P5" loext:marker-style-name="T9"><text:span text:style-name="T2">from </text:span><text:span text:style-name="T9">data </text:span><text:span text:style-name="T2">import </text:span><text:span text:style-name="T9">files, filedirs, filefiledirs<text:line-break/></text:span><text:span text:style-name="T2">from </text:span><text:span text:style-name="T9">bindings </text:span><text:span text:style-name="T2">import </text:span><text:span text:style-name="T9">get_many_to_many_bindings, get_one_to_many_bindings<text:line-break/><text:line-break/><text:line-break/></text:span><text:span text:style-name="T2">def </text:span><text:span text:style-name="T6">get_files_that_ends_with</text:span><text:span text:style-name="T9">(ending: </text:span><text:span text:style-name="T23">str</text:span><text:span text:style-name="T9">, one_to_many_bindings):<text:line-break/> <text:s text:c="3"/></text:span><text:span text:style-name="T2">return </text:span><text:span text:style-name="T23">list</text:span><text:span text:style-name="T9">(</text:span><text:span text:style-name="T23">filter</text:span><text:span text:style-name="T9">(</text:span><text:span text:style-name="T2">lambda </text:span><text:span text:style-name="T9">x: x[</text:span><text:span text:style-name="T16">0</text:span><text:span text:style-name="T9">].endswith(ending), one_to_many_bindings))<text:line-break/><text:line-break/><text:line-break/></text:span><text:span text:style-name="T2">def </text:span><text:span text:style-name="T6">get_filedirs_avg_file_size</text:span><text:span text:style-name="T9">(one_to_many_bindings):<text:line-break/> <text:s text:c="3"/></text:span><text:span text:style-name="T14">res </text:span><text:span text:style-name="T9">= []<text:line-break/> <text:s text:c="3"/></text:span><text:span text:style-name="T14">counted_fds </text:span><text:span text:style-name="T9">= </text:span><text:span text:style-name="T23">set</text:span><text:span text:style-name="T9">()<text:line-break/></text:span><text:soft-page-break/><text:span text:style-name="T9"> <text:s text:c="3"/></text:span><text:span text:style-name="T2">for </text:span><text:span text:style-name="T9">filename, file_size, fd_path </text:span><text:span text:style-name="T2">in </text:span><text:span text:style-name="T9">one_to_many_bindings:<text:line-break/> <text:s text:c="7"/></text:span><text:span text:style-name="T2">if </text:span><text:span text:style-name="T14">fd_path </text:span><text:span text:style-name="T2">not in </text:span><text:span text:style-name="T14">counted_fds</text:span><text:span text:style-name="T9">:<text:line-break/> <text:s text:c="11"/></text:span><text:span text:style-name="T14">counted_fds</text:span><text:span text:style-name="T9">.add(</text:span><text:span text:style-name="T14">fd_path</text:span><text:span text:style-name="T9">)<text:line-break/> <text:s text:c="7"/></text:span><text:span text:style-name="T2">else</text:span><text:span text:style-name="T9">:<text:line-break/> <text:s text:c="11"/></text:span><text:span text:style-name="T2">continue<text:line-break/><text:line-break/> <text:s text:c="7"/></text:span><text:span text:style-name="T14">file_sizes </text:span><text:span text:style-name="T9">= [</text:span><text:span text:style-name="T14">i</text:span><text:span text:style-name="T9">[</text:span><text:span text:style-name="T16">1</text:span><text:span text:style-name="T9">] </text:span><text:span text:style-name="T2">for </text:span><text:span text:style-name="T9">i </text:span><text:span text:style-name="T2">in </text:span><text:span text:style-name="T9">one_to_many_bindings </text:span><text:span text:style-name="T2">if </text:span><text:span text:style-name="T14">i</text:span><text:span text:style-name="T9">[</text:span><text:span text:style-name="T16">2</text:span><text:span text:style-name="T9">] == </text:span><text:span text:style-name="T14">fd_path</text:span><text:span text:style-name="T9">]<text:line-break/> <text:s text:c="7"/></text:span><text:span text:style-name="T14">res</text:span><text:span text:style-name="T9">.append((</text:span><text:span text:style-name="T14">fd_path</text:span><text:span text:style-name="T9">, </text:span><text:span text:style-name="T23">sum</text:span><text:span text:style-name="T9">(</text:span><text:span text:style-name="T14">file_sizes</text:span><text:span text:style-name="T9">) / </text:span><text:span text:style-name="T23">len</text:span><text:span text:style-name="T9">(</text:span><text:span text:style-name="T14">file_sizes</text:span><text:span text:style-name="T9">)))<text:line-break/> <text:s text:c="3"/></text:span><text:span text:style-name="T2">return </text:span><text:span text:style-name="T14">res<text:line-break/><text:line-break/><text:line-break/></text:span><text:span text:style-name="T2">def </text:span><text:span text:style-name="T6">get_filedirs_starts_with</text:span><text:span text:style-name="T9">(beginning, many_to_many_bindings):<text:line-break/> <text:s text:c="3"/></text:span><text:span text:style-name="T14">filedirs </text:span><text:span text:style-name="T9">= </text:span><text:span text:style-name="T23">list</text:span><text:span text:style-name="T9">(</text:span><text:span text:style-name="T23">set</text:span><text:span text:style-name="T9">(</text:span><text:span text:style-name="T14">filedir_path </text:span><text:span text:style-name="T2">for </text:span><text:span text:style-name="T9">_, filedir_path </text:span><text:span text:style-name="T2">in </text:span><text:span text:style-name="T9">many_to_many_bindings))<text:line-break/> <text:s text:c="3"/></text:span><text:span text:style-name="T14">dict_ </text:span><text:span text:style-name="T9">= {</text:span><text:span text:style-name="T14">i</text:span><text:span text:style-name="T9">: [] </text:span><text:span text:style-name="T2">for </text:span><text:span text:style-name="T9">i </text:span><text:span text:style-name="T2">in </text:span><text:span text:style-name="T14">filedirs</text:span><text:span text:style-name="T9">}<text:line-break/> <text:s text:c="3"/></text:span><text:span text:style-name="T2">for </text:span><text:span text:style-name="T9">filename, filedir_path </text:span><text:span text:style-name="T2">in </text:span><text:span text:style-name="T9">many_to_many_bindings:<text:line-break/> <text:s text:c="7"/></text:span><text:span text:style-name="T14">dict_</text:span><text:span text:style-name="T9">[</text:span><text:span text:style-name="T14">filedir_path</text:span><text:span text:style-name="T9">].append(</text:span><text:span text:style-name="T14">filename</text:span><text:span text:style-name="T9">)<text:line-break/><text:line-break/> <text:s text:c="3"/></text:span><text:span text:style-name="T14">res_3 </text:span><text:span text:style-name="T9">= [(</text:span><text:span text:style-name="T14">i</text:span><text:span text:style-name="T9">, </text:span><text:span text:style-name="T14">dict_</text:span><text:span text:style-name="T9">[</text:span><text:span text:style-name="T14">i</text:span><text:span text:style-name="T9">]) </text:span><text:span text:style-name="T2">for </text:span><text:span text:style-name="T9">i </text:span><text:span text:style-name="T2">in </text:span><text:span text:style-name="T14">dict_</text:span><text:span text:style-name="T9">]<text:line-break/> <text:s text:c="3"/></text:span><text:span text:style-name="T2">return </text:span><text:span text:style-name="T23">list</text:span><text:span text:style-name="T9">(</text:span><text:span text:style-name="T23">filter</text:span><text:span text:style-name="T9">(</text:span><text:span text:style-name="T2">lambda </text:span><text:span text:style-name="T9">x: x[</text:span><text:span text:style-name="T16">0</text:span><text:span text:style-name="T9">].startswith(beginning), </text:span><text:span text:style-name="T14">res_3</text:span><text:span text:style-name="T9">))<text:line-break/><text:line-break/><text:line-break/></text:span><text:span text:style-name="T2">def </text:span><text:span text:style-name="T6">taskD1</text:span><text:span text:style-name="T9">(one_to_many_bindings):<text:line-break/> <text:s text:c="3"/></text:span><text:span text:style-name="T23">print</text:span><text:span text:style-name="T9">(</text:span><text:span text:style-name="T18">"Task #D1"</text:span><text:span text:style-name="T9">)<text:line-break/> <text:s text:c="3"/></text:span><text:span text:style-name="T2">for </text:span><text:span text:style-name="T9">i </text:span><text:span text:style-name="T2">in </text:span><text:span text:style-name="T9">get_files_that_ends_with(</text:span><text:span text:style-name="T18">'.py'</text:span><text:span text:style-name="T9">, one_to_many_bindings):<text:line-break/> <text:s text:c="7"/></text:span><text:span text:style-name="T23">print</text:span><text:span text:style-name="T9">(</text:span><text:span text:style-name="T14">i</text:span><text:span text:style-name="T9">[</text:span><text:span text:style-name="T16">0</text:span><text:span text:style-name="T9">], </text:span><text:span text:style-name="T14">i</text:span><text:span text:style-name="T9">[</text:span><text:span text:style-name="T16">2</text:span><text:span text:style-name="T9">])<text:line-break/><text:line-break/><text:line-break/></text:span><text:span text:style-name="T2">def </text:span><text:span text:style-name="T6">taskD2</text:span><text:span text:style-name="T9">(one_to_many_bindings):<text:line-break/> <text:s text:c="3"/></text:span><text:span text:style-name="T23">print</text:span><text:span text:style-name="T9">(</text:span><text:span text:style-name="T18">"</text:span><text:span text:style-name="T24">\n</text:span><text:span text:style-name="T18">Task #D2"</text:span><text:span text:style-name="T9">)<text:line-break/> <text:s text:c="3"/></text:span><text:span text:style-name="T14">res </text:span><text:span text:style-name="T9">= get_filedirs_avg_file_size(one_to_many_bindings)<text:line-break/> <text:s text:c="3"/></text:span><text:span text:style-name="T2">for </text:span><text:span text:style-name="T9">i </text:span><text:span text:style-name="T2">in </text:span><text:span text:style-name="T23">sorted</text:span><text:span text:style-name="T9">(</text:span><text:span text:style-name="T14">res</text:span><text:span text:style-name="T9">, </text:span><text:span text:style-name="T25">key</text:span><text:span text:style-name="T9">=</text:span><text:span text:style-name="T2">lambda </text:span><text:span text:style-name="T9">x: x[</text:span><text:span text:style-name="T16">1</text:span><text:span text:style-name="T9">]):<text:line-break/> <text:s text:c="7"/></text:span><text:span text:style-name="T23">print</text:span><text:span text:style-name="T9">(</text:span><text:span text:style-name="T14">i</text:span><text:span text:style-name="T9">)<text:line-break/><text:line-break/><text:line-break/></text:span><text:span text:style-name="T2">def </text:span><text:span text:style-name="T6">taskD3</text:span><text:span text:style-name="T9">(many_to_many_bindings):<text:line-break/> <text:s text:c="3"/></text:span><text:span text:style-name="T23">print</text:span><text:span text:style-name="T9">(</text:span><text:span text:style-name="T18">"</text:span><text:span text:style-name="T24">\n</text:span><text:span text:style-name="T18">Task #D3"</text:span><text:span text:style-name="T9">)<text:line-break/> <text:s text:c="3"/></text:span><text:span text:style-name="T2">for </text:span><text:span text:style-name="T9">i </text:span><text:span text:style-name="T2">in </text:span><text:span text:style-name="T9">get_filedirs_starts_with(</text:span><text:span text:style-name="T18">'/root/PyCharm Projects/'</text:span><text:span text:style-name="T9">, many_to_many_bindings):<text:line-break/> <text:s text:c="7"/></text:span><text:span text:style-name="T23">print</text:span><text:span text:style-name="T9">(</text:span><text:span text:style-name="T14">i</text:span><text:span text:style-name="T9">)<text:line-break/><text:line-break/><text:line-break/></text:span><text:span text:style-name="T2">def </text:span><text:span text:style-name="T6">main</text:span><text:span text:style-name="T9">():<text:line-break/> <text:s text:c="3"/></text:span><text:span text:style-name="T14">one_to_many </text:span><text:span text:style-name="T9">= get_one_to_many_bindings(files, filedirs)<text:line-break/> <text:s text:c="3"/></text:span><text:span text:style-name="T14">many_to_many </text:span><text:span text:style-name="T9">= get_many_to_many_bindings(files, filedirs, filefiledirs)<text:line-break/><text:line-break/></text:span><text:soft-page-break/><text:span text:style-name="T9"> <text:s text:c="3"/>taskD1(</text:span><text:span text:style-name="T14">one_to_many</text:span><text:span text:style-name="T9">)<text:line-break/> <text:s text:c="3"/>taskD2(</text:span><text:span text:style-name="T14">one_to_many</text:span><text:span text:style-name="T9">)<text:line-break/> <text:s text:c="3"/>taskD3(</text:span><text:span text:style-name="T14">many_to_many</text:span><text:span text:style-name="T9">)<text:line-break/><text:line-break/><text:line-break/></text:span><text:span text:style-name="T2">if </text:span><text:span text:style-name="T9">__name__ == </text:span><text:span text:style-name="T18">'__main__'</text:span><text:span text:style-name="T9">:<text:line-break/> <text:s text:c="3"/>main()<text:line-break/></text:span></text:p>
      <text:p text:style-name="P4"/>
      <text:p text:style-name="P4">test.py:</text:p>
      <text:p text:style-name="P4"/>
      <text:p text:style-name="P5" loext:marker-style-name="T11"><text:span text:style-name="T4">import </text:span><text:span text:style-name="T11">unittest<text:line-break/></text:span><text:span text:style-name="T4">import </text:span><text:span text:style-name="T11">data<text:line-break/></text:span><text:span text:style-name="T4">from </text:span><text:span text:style-name="T11">bindings </text:span><text:span text:style-name="T4">import </text:span><text:span text:style-name="T11">get_one_to_many_bindings, get_many_to_many_bindings<text:line-break/></text:span><text:span text:style-name="T4">from </text:span><text:span text:style-name="T11">main </text:span><text:span text:style-name="T4">import </text:span><text:span text:style-name="T11">get_filedirs_starts_with, get_filedirs_avg_file_size, get_files_that_ends_with<text:line-break/><text:line-break/><text:line-break/></text:span><text:span text:style-name="T4">class </text:span><text:span text:style-name="T15">Test</text:span><text:span text:style-name="T11">(unittest.TestCase):<text:line-break/> <text:s text:c="3"/></text:span><text:span text:style-name="T4">def </text:span><text:span text:style-name="T7">setUp</text:span><text:span text:style-name="T11">(</text:span><text:span text:style-name="T22">self</text:span><text:span text:style-name="T11">):<text:line-break/> <text:s text:c="7"/></text:span><text:span text:style-name="T22">self</text:span><text:span text:style-name="T11">.data = data<text:line-break/><text:line-break/> <text:s text:c="3"/></text:span><text:span text:style-name="T4">def </text:span><text:span text:style-name="T7">test_one_to_many</text:span><text:span text:style-name="T11">(</text:span><text:span text:style-name="T22">self</text:span><text:span text:style-name="T11">):<text:line-break/> <text:s text:c="7"/></text:span><text:span text:style-name="T15">desired </text:span><text:span text:style-name="T11">= [(</text:span><text:span text:style-name="T19">'lab2.py'</text:span><text:span text:style-name="T11">, </text:span><text:span text:style-name="T17">1024</text:span><text:span text:style-name="T11">, </text:span><text:span text:style-name="T19">'/root/PyCharm Projects/lab2'</text:span><text:span text:style-name="T11">),<text:line-break/> <text:s text:c="18"/>(</text:span><text:span text:style-name="T19">'lab1.py'</text:span><text:span text:style-name="T11">, </text:span><text:span text:style-name="T17">10</text:span><text:span text:style-name="T11">, </text:span><text:span text:style-name="T19">'/root/PyCharm Projects/lab1'</text:span><text:span text:style-name="T11">),<text:line-break/> <text:s text:c="18"/>(</text:span><text:span text:style-name="T19">'readme.txt'</text:span><text:span text:style-name="T11">, </text:span><text:span text:style-name="T17">10</text:span><text:span text:style-name="T11">, </text:span><text:span text:style-name="T19">'/root/PyCharm Projects/lab3'</text:span><text:span text:style-name="T11">),<text:line-break/> <text:s text:c="18"/>(</text:span><text:span text:style-name="T19">'.gitignore'</text:span><text:span text:style-name="T11">, </text:span><text:span text:style-name="T17">1</text:span><text:span text:style-name="T11">, </text:span><text:span text:style-name="T19">'/root/PyCharm Projects/lab1'</text:span><text:span text:style-name="T11">),<text:line-break/> <text:s text:c="18"/>(</text:span><text:span text:style-name="T19">'main.py'</text:span><text:span text:style-name="T11">, </text:span><text:span text:style-name="T17">1</text:span><text:span text:style-name="T11">, </text:span><text:span text:style-name="T19">'/root/PyCharm Projects/lab2'</text:span><text:span text:style-name="T11">),<text:line-break/> <text:s text:c="18"/>(</text:span><text:span text:style-name="T19">'wallpaper.png'</text:span><text:span text:style-name="T11">, </text:span><text:span text:style-name="T17">7168</text:span><text:span text:style-name="T11">, </text:span><text:span text:style-name="T19">'/root/Desktop/'</text:span><text:span text:style-name="T11">)]<text:line-break/> <text:s text:c="7"/></text:span><text:span text:style-name="T15">actual </text:span><text:span text:style-name="T11">= get_one_to_many_bindings(</text:span><text:span text:style-name="T22">self</text:span><text:span text:style-name="T11">.data.files, </text:span><text:span text:style-name="T22">self</text:span><text:span text:style-name="T11">.data.filedirs)<text:line-break/> <text:s text:c="7"/></text:span><text:span text:style-name="T22">self</text:span><text:span text:style-name="T11">.assertCountEqual(</text:span><text:span text:style-name="T15">desired</text:span><text:span text:style-name="T11">, </text:span><text:span text:style-name="T15">actual</text:span><text:span text:style-name="T11">)<text:line-break/><text:line-break/> <text:s text:c="3"/></text:span><text:span text:style-name="T4">def </text:span><text:span text:style-name="T7">test_many_to_many</text:span><text:span text:style-name="T11">(</text:span><text:span text:style-name="T22">self</text:span><text:span text:style-name="T11">):<text:line-break/> <text:s text:c="7"/></text:span><text:span text:style-name="T15">actual </text:span><text:span text:style-name="T11">= get_many_to_many_bindings(</text:span><text:span text:style-name="T22">self</text:span><text:span text:style-name="T11">.data.files, </text:span><text:span text:style-name="T22">self</text:span><text:span text:style-name="T11">.data.filedirs, </text:span><text:span text:style-name="T22">self</text:span><text:span text:style-name="T11">.data.filefiledirs)<text:line-break/> <text:s text:c="7"/></text:span><text:span text:style-name="T15">desired </text:span><text:span text:style-name="T11">= [(</text:span><text:span text:style-name="T19">'lab1.py'</text:span><text:span text:style-name="T11">, </text:span><text:span text:style-name="T19">'/root/PyCharm Projects/lab1'</text:span><text:span text:style-name="T11">),<text:line-break/> <text:s text:c="19"/>(</text:span><text:span text:style-name="T19">'.gitignore'</text:span><text:span text:style-name="T11">, </text:span><text:span text:style-name="T19">'/root/PyCharm Projects/lab1'</text:span><text:span text:style-name="T11">),<text:line-break/> <text:s text:c="19"/>(</text:span><text:span text:style-name="T19">'main.py'</text:span><text:span text:style-name="T11">, </text:span><text:span text:style-name="T19">'/root/PyCharm Projects/lab1'</text:span><text:span text:style-name="T11">),<text:line-break/> <text:s text:c="19"/>(</text:span><text:span text:style-name="T19">'lab2.py'</text:span><text:span text:style-name="T11">, </text:span><text:span text:style-name="T19">'/root/PyCharm Projects/lab2'</text:span><text:span text:style-name="T11">),<text:line-break/> <text:s text:c="19"/>(</text:span><text:span text:style-name="T19">'.gitignore'</text:span><text:span text:style-name="T11">, </text:span><text:span text:style-name="T19">'/root/PyCharm Projects/lab2'</text:span><text:span text:style-name="T11">),<text:line-break/> <text:s text:c="19"/>(</text:span><text:span text:style-name="T19">'readme.txt'</text:span><text:span text:style-name="T11">, </text:span><text:span text:style-name="T19">'/root/PyCharm Projects/lab3'</text:span><text:span text:style-name="T11">),<text:line-break/></text:span><text:soft-page-break/><text:span text:style-name="T11"> <text:s text:c="19"/>(</text:span><text:span text:style-name="T19">'.gitignore'</text:span><text:span text:style-name="T11">, </text:span><text:span text:style-name="T19">'/root/PyCharm Projects/lab3'</text:span><text:span text:style-name="T11">),<text:line-break/> <text:s text:c="19"/>(</text:span><text:span text:style-name="T19">'wallpaper.png'</text:span><text:span text:style-name="T11">, </text:span><text:span text:style-name="T19">'/root/Desktop/'</text:span><text:span text:style-name="T11">)]<text:line-break/> <text:s text:c="7"/></text:span><text:span text:style-name="T22">self</text:span><text:span text:style-name="T11">.assertCountEqual(</text:span><text:span text:style-name="T15">desired</text:span><text:span text:style-name="T11">, </text:span><text:span text:style-name="T15">actual</text:span><text:span text:style-name="T11">)<text:line-break/><text:line-break/><text:line-break/> <text:s text:c="3"/></text:span><text:span text:style-name="T4">def </text:span><text:span text:style-name="T7">test_get_files_that_ends_with</text:span><text:span text:style-name="T11">(</text:span><text:span text:style-name="T22">self</text:span><text:span text:style-name="T11">):<text:line-break/> <text:s text:c="7"/></text:span><text:span text:style-name="T15">actual </text:span><text:span text:style-name="T11">= get_files_that_ends_with(</text:span><text:span text:style-name="T19">'.py'</text:span><text:span text:style-name="T11">, get_one_to_many_bindings(</text:span><text:span text:style-name="T22">self</text:span><text:span text:style-name="T11">.data.files, </text:span><text:span text:style-name="T22">self</text:span><text:span text:style-name="T11">.data.filedirs))<text:line-break/> <text:s text:c="7"/></text:span><text:span text:style-name="T15">desired </text:span><text:span text:style-name="T11">= [(</text:span><text:span text:style-name="T19">'lab2.py'</text:span><text:span text:style-name="T11">, </text:span><text:span text:style-name="T17">1024</text:span><text:span text:style-name="T11">, </text:span><text:span text:style-name="T19">'/root/PyCharm Projects/lab2'</text:span><text:span text:style-name="T11">), (</text:span><text:span text:style-name="T19">'lab1.py'</text:span><text:span text:style-name="T11">, </text:span><text:span text:style-name="T17">10</text:span><text:span text:style-name="T11">, </text:span><text:span text:style-name="T19">'/root/PyCharm Projects/lab1'</text:span><text:span text:style-name="T11">), (</text:span><text:span text:style-name="T19">'main.py'</text:span><text:span text:style-name="T11">, </text:span><text:span text:style-name="T17">1</text:span><text:span text:style-name="T11">, </text:span><text:span text:style-name="T19">'/root/PyCharm Projects/lab2'</text:span><text:span text:style-name="T11">)]<text:line-break/> <text:s text:c="7"/></text:span><text:span text:style-name="T22">self</text:span><text:span text:style-name="T11">.assertCountEqual(</text:span><text:span text:style-name="T15">actual</text:span><text:span text:style-name="T11">, </text:span><text:span text:style-name="T15">desired</text:span><text:span text:style-name="T11">)<text:line-break/><text:line-break/> <text:s text:c="3"/></text:span><text:span text:style-name="T4">def </text:span><text:span text:style-name="T7">test_get_filedirs_avg_file_size</text:span><text:span text:style-name="T11">(</text:span><text:span text:style-name="T22">self</text:span><text:span text:style-name="T11">):<text:line-break/> <text:s text:c="7"/></text:span><text:span text:style-name="T15">actual </text:span><text:span text:style-name="T11">= get_filedirs_avg_file_size(get_one_to_many_bindings(</text:span><text:span text:style-name="T22">self</text:span><text:span text:style-name="T11">.data.files, </text:span><text:span text:style-name="T22">self</text:span><text:span text:style-name="T11">.data.filedirs))<text:line-break/> <text:s text:c="7"/></text:span><text:span text:style-name="T15">desired </text:span><text:span text:style-name="T11">= [(</text:span><text:span text:style-name="T19">'/root/PyCharm Projects/lab2'</text:span><text:span text:style-name="T11">, </text:span><text:span text:style-name="T17">512.5</text:span><text:span text:style-name="T11">), (</text:span><text:span text:style-name="T19">'/root/PyCharm Projects/lab1'</text:span><text:span text:style-name="T11">, </text:span><text:span text:style-name="T17">5.5</text:span><text:span text:style-name="T11">), (</text:span><text:span text:style-name="T19">'/root/PyCharm Projects/lab3'</text:span><text:span text:style-name="T11">, </text:span><text:span text:style-name="T17">10.0</text:span><text:span text:style-name="T11">), (</text:span><text:span text:style-name="T19">'/root/Desktop/'</text:span><text:span text:style-name="T11">, </text:span><text:span text:style-name="T17">7168.0</text:span><text:span text:style-name="T11">)]<text:line-break/> <text:s text:c="7"/></text:span><text:span text:style-name="T22">self</text:span><text:span text:style-name="T11">.assertCountEqual(</text:span><text:span text:style-name="T15">actual</text:span><text:span text:style-name="T11">, </text:span><text:span text:style-name="T15">desired</text:span><text:span text:style-name="T11">)<text:line-break/><text:line-break/> <text:s text:c="3"/></text:span><text:span text:style-name="T4">def </text:span><text:span text:style-name="T7">test_get_filedirs_starts_with</text:span><text:span text:style-name="T11">(</text:span><text:span text:style-name="T22">self</text:span><text:span text:style-name="T11">):<text:line-break/> <text:s text:c="7"/></text:span><text:span text:style-name="T15">actual </text:span><text:span text:style-name="T11">= get_filedirs_starts_with(</text:span><text:span text:style-name="T19">'/root/PyCharm Projects/'</text:span><text:span text:style-name="T11">,<text:line-break/> <text:s text:c="41"/>get_many_to_many_bindings(</text:span><text:span text:style-name="T22">self</text:span><text:span text:style-name="T11">.data.files, </text:span><text:span text:style-name="T22">self</text:span><text:span text:style-name="T11">.data.filedirs, </text:span><text:span text:style-name="T22">self</text:span><text:span text:style-name="T11">.data.filefiledirs))<text:line-break/> <text:s text:c="7"/></text:span><text:span text:style-name="T15">desired </text:span><text:span text:style-name="T11">= [(</text:span><text:span text:style-name="T19">'/root/PyCharm Projects/lab3'</text:span><text:span text:style-name="T11">, [</text:span><text:span text:style-name="T19">'readme.txt'</text:span><text:span text:style-name="T11">, </text:span><text:span text:style-name="T19">'.gitignore'</text:span><text:span text:style-name="T11">]), (</text:span><text:span text:style-name="T19">'/root/PyCharm Projects/lab2'</text:span><text:span text:style-name="T11">, [</text:span><text:span text:style-name="T19">'lab2.py'</text:span><text:span text:style-name="T11">, </text:span><text:span text:style-name="T19">'.gitignore'</text:span><text:span text:style-name="T11">]), (</text:span><text:span text:style-name="T19">'/root/PyCharm Projects/lab1'</text:span><text:span text:style-name="T11">, [</text:span><text:span text:style-name="T19">'lab1.py'</text:span><text:span text:style-name="T11">, </text:span><text:span text:style-name="T19">'.gitignore'</text:span><text:span text:style-name="T11">, </text:span><text:span text:style-name="T19">'main.py'</text:span><text:span text:style-name="T11">])]<text:line-break/> <text:s text:c="7"/></text:span><text:span text:style-name="T22">self</text:span><text:span text:style-name="T11">.assertCountEqual(</text:span><text:span text:style-name="T15">actual</text:span><text:span text:style-name="T11">, </text:span><text:span text:style-name="T15">desired</text:span><text:span text:style-name="T11">)<text:line-break/></text:span></text:p>
      <text:p text:style-name="P4"/>
      <text:p text:style-name="P3">Результаты выполнения</text:p>
      <text:p text:style-name="P4">Testing started at 3:11 PM ...</text:p>
      <text:p text:style-name="P4">Launching unittests with arguments python -m unittest /home/arsen/PycharmProjects/pikyap/rk2/test.py in /home/arsen/PycharmProjects/pikyap/rk2</text:p>
      <text:p text:style-name="P4"/>
      <text:p text:style-name="P4"/>
      <text:p text:style-name="P4">Ran 5 tests in 0.001s</text:p>
      <text:p text:style-name="P4"/>
      <text:p text:style-name="P4">OK</text:p>
      <text:p text:style-name="P4">Process finished with exit code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5:07:21.023942518</meta:creation-date>
    <dc:date>2023-12-02T15:13:36.324443516</dc:date>
    <meta:editing-duration>PT6M16S</meta:editing-duration>
    <meta:editing-cycles>1</meta:editing-cycles>
    <meta:document-statistic meta:table-count="0" meta:image-count="0" meta:object-count="0" meta:page-count="5" meta:paragraph-count="17" meta:word-count="584" meta:character-count="7453" meta:non-whitespace-character-count="5785"/>
    <meta:generator>LibreOffice/7.6.3.2$Linux_X86_64 LibreOffice_project/4fe86607b5ac922e55f140471fda9b60bdaa980d</meta:generator>
  </office:meta>
</office:document-meta>
</file>